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</office:font-face-decls>
  <office:automatic-styles>
    <style:style style:name="T1" style:family="text">
      <style:text-properties style:font-name="PT Astra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лово№123, слово№124,</text:p>
      <text:p text:style-name="Standard">слово№125, слово№126.</text:p>
      <text:p text:style-name="Standard"/>
      <text:p text:style-name="Standard">Контроль начат: 28.05.2024</text:p>
      <text:p text:style-name="Standard">Объект: <text:span text:style-name="T1">89370205979</text:span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dc:creator>1</dc:creator>
    <meta:editing-cycles>1</meta:editing-cycles>
    <meta:creation-date>2024-07-10T08:35:00</meta:creation-date>
    <dc:date>2024-07-10T08:37:00</dc:date>
    <meta:editing-duration>PT2M</meta:editing-duration>
    <meta:generator>LibreOffice/7.3.7.2$Linux_X86_64 LibreOffice_project/30$Build-2</meta:generator>
    <meta:document-statistic meta:table-count="0" meta:image-count="0" meta:object-count="0" meta:page-count="1" meta:paragraph-count="4" meta:word-count="9" meta:character-count="87" meta:non-whitespace-character-count="82"/>
    <meta:user-defined meta:name="AppVersion">16.0000</meta:user-defined>
    <meta:template xlink:type="simple" xlink:actuate="onRequest" xlink:title="Normal" xlink:href=""/>
  </office:meta>
</office:document-meta>
</file>